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5.782cm" svg:x="0.026cm" svg:y="4.165cm" svg:viewBox="0 0 14061 5783" svg:d="M0 2892l1669 2891M1669 5783v-1928M1669 3855h7607M9276 3855l1670 1928M10946 5783h3115M14061 5783l-1670-2891M12391 2892l1670-2892M14061 0h-3115M10946 0l-1670 1928M9276 1928h-7607M1669 1928v-1928M1669 0l-1669 289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